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13.724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Comfortaa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8.89cm" svg:x="31.099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667cm" svg:x="39.982cm" svg:y="3.915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667cm" svg:x="32.76cm" svg:y="8.659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21cm" svg:height="1.568cm" svg:x="31.478cm" svg:y="4.043cm">
          <draw:text-box>
            <text:p><text:span text:style-name="T1">Distances</text:span></text:p>
          </draw:text-box>
        </draw:frame>
        <draw:frame draw:style-name="gr4" draw:text-style-name="P5" draw:layer="layout" svg:width="2.675cm" svg:height="1.043cm" svg:x="37.859cm" svg:y="10.635cm">
          <draw:text-box>
            <text:p>uses</text:p>
          </draw:text-box>
        </draw:frame>
        <draw:connector draw:style-name="gr5" draw:text-style-name="P6" draw:layer="layout" svg:x1="37.205cm" svg:y1="9.992cm" svg:x2="39.982cm" svg:y2="9.992cm" draw:start-shape="id1" draw:start-glue-point="1" draw:end-shape="id2" svg:d="M37205 9992h2777" svg:viewBox="0 0 2778 1">
          <text:p/>
        </draw:connector>
        <draw:custom-shape draw:style-name="gr2" draw:text-style-name="P3" xml:id="id2" draw:id="id2" draw:layer="layout" svg:width="4.445cm" svg:height="2.667cm" svg:x="39.982cm" svg:y="8.659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2.204cm" svg:y1="8.659cm" svg:x2="42.204cm" svg:y2="6.582cm" draw:start-shape="id2" draw:start-glue-point="0" draw:end-shape="id3" svg:d="M42204 8659v-2077" svg:viewBox="0 0 1 2078">
          <text:p/>
        </draw:connector>
        <draw:frame draw:style-name="gr4" draw:text-style-name="P5" draw:layer="layout" svg:width="1.451cm" svg:height="1.043cm" svg:x="42.612cm" svg:y="7.444cm">
          <draw:text-box>
            <text:p>isa</text:p>
          </draw:text-box>
        </draw:frame>
        <draw:custom-shape draw:style-name="gr6" draw:text-style-name="P1" draw:layer="layout" svg:width="8.71cm" svg:height="5.941cm" svg:x="48.498cm" svg:y="17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45cm" svg:height="2.667cm" svg:x="49.276cm" svg:y="20.39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5.806cm" svg:height="1.568cm" svg:x="51.662cm" svg:y="18.07cm">
          <draw:text-box>
            <text:p><text:span text:style-name="T1">Proble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1T12:00:21.997638340</dc:date>
    <meta:editing-duration>P18DT7H18M32S</meta:editing-duration>
    <meta:editing-cycles>224</meta:editing-cycles>
    <meta:generator>LibreOffice/7.3.4.2$Linux_X86_64 LibreOffice_project/30$Build-2</meta:generator>
    <meta:document-statistic meta:object-count="12"/>
  </office:meta>
</office:document-meta>
</file>